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91.32mm"/>
    </style:style>
    <style:style style:name="co3" style:family="table-column">
      <style:table-column-properties fo:break-before="auto" style:column-width="120.46mm"/>
    </style:style>
    <style:style style:name="co4" style:family="table-column">
      <style:table-column-properties fo:break-before="auto" style:column-width="59.44mm"/>
    </style:style>
    <style:style style:name="co5" style:family="table-column">
      <style:table-column-properties fo:break-before="auto" style:column-width="125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7.37mm" fo:break-before="auto" style:use-optimal-row-height="true"/>
    </style:style>
    <style:style style:name="ro3" style:family="table-row">
      <style:table-row-properties style:row-height="139.4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71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color="#000000" style:font-name="Liberation Sans" style:font-name-asian="JetBrains Mono" style:font-name-complex="JetBrains Mono"/>
    </style:style>
    <style:style style:name="ce8" style:family="table-cell" style:parent-style-name="Default">
      <style:text-properties fo:color="#000000" style:font-name="Liberation Sans" style:font-name-asian="JetBrains Mono" style:font-name-complex="JetBrains Mono"/>
    </style:style>
    <style:style style:name="ce4" style:family="table-cell" style:parent-style-name="Default">
      <style:table-cell-properties style:vertical-align="middle"/>
      <style:text-properties fo:color="#000000" style:font-name="Liberation Sans" style:font-name-asian="JetBrains Mono" style:font-name-complex="JetBrains Mono"/>
    </style:style>
    <style:style style:name="ce10" style:family="table-cell" style:parent-style-name="Default">
      <style:table-cell-properties style:vertical-align="middle"/>
      <style:text-properties fo:color="#000000" style:font-name-asian="JetBrains Mono" style:font-name-complex="JetBrains Mono"/>
    </style:style>
    <style:style style:name="ce5" style:family="table-cell" style:parent-style-name="Default">
      <style:text-properties fo:color="#000000" style:font-name-asian="JetBrains Mono" style:font-name-complex="JetBrains Mono"/>
    </style:style>
    <style:style style:name="ce12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tr" fo:country="TR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weight-complex="normal" style:font-relief="none" style:font-style-complex="normal" style:font-size-complex="10pt" style:font-name-complex="Lohit Devanagari" style:language-complex="hi" style:country-complex="IN" fo:language="tr" fo:country="TR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5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tr" fo:country="T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6" style:family="text">
      <style:text-properties fo:language="tr" fo:country="TR" style:font-relief="none" style:font-style-complex="normal" style:font-weight-complex="normal" style:font-size-complex="10pt" style:font-name-complex="Lohit Devanagari" style:language-complex="hi" style:country-complex="IN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tr" fo:country="TR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est Case Number</text:p>
          </table:table-cell>
          <table:table-cell office:value-type="string" calcext:value-type="string">
            <text:p>Test Case</text:p>
          </table:table-cell>
          <table:table-cell table:style-name="Default" office:value-type="string" calcext:value-type="string">
            <text:p>Test Data</text:p>
          </table:table-cell>
          <table:table-cell table:style-name="Default"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ecission</text:p>
          </table:table-cell>
        </table:table-row>
        <table:table-row table:style-name="ro2">
          <table:table-cell office:value-type="string" calcext:value-type="string">
            <text:p>test1</text:p>
          </table:table-cell>
          <table:table-cell table:style-name="ce3" office:value-type="string" calcext:value-type="string">
            <text:p>Add method test / adding different number to AgeTree</text:p>
          </table:table-cell>
          <table:table-cell office:value-type="string" calcext:value-type="string">
            <text:p>Adding AgeData(9) to ageTree</text:p>
          </table:table-cell>
          <table:table-cell office:value-type="string" calcext:value-type="string">
            <text:p>added printing</text:p>
          </table:table-cell>
          <table:table-cell office:value-type="string" calcext:value-type="string">
            <text:p>10 - 1</text:p>
            <text:p>  5 - 1</text:p>
            <text:p>    null</text:p>
            <text:p>    null</text:p>
            <text:p>  20 - 1</text:p>
            <text:p>    15 - 1</text:p>
            <text:p>      null</text:p>
            <text:p>      null</text:p>
            <text:p>    65 - 1</text:p>
            <text:p>      45 - 1</text:p>
            <text:p>        null</text:p>
            <text:p>        null</text:p>
            <text:p>      854 - 1</text:p>
            <text:p>        754 - 1</text:p>
            <text:p>          null</text:p>
            <text:p>          null</text:p>
            <text:p>        null</text:p>
            <text:p/>
            <text:p>10 - 1</text:p>
            <text:p>  5 - 1</text:p>
            <text:p>    null</text:p>
            <text:p>    9 - 1</text:p>
            <text:p>      null</text:p>
            <text:p>      null</text:p>
            <text:p>  20 - 1</text:p>
            <text:p>    15 - 1</text:p>
            <text:p>      null</text:p>
            <text:p>      null</text:p>
            <text:p>    65 - 1</text:p>
            <text:p>      45 - 1</text:p>
            <text:p>        null</text:p>
            <text:p>        null</text:p>
            <text:p>      854 - 1</text:p>
            <text:p>        754 - 1</text:p>
            <text:p>          null</text:p>
            <text:p>          null</text:p>
            <text:p>        null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2</text:p>
          </table:table-cell>
          <table:table-cell table:style-name="ce7" office:value-type="string" calcext:value-type="string">
            <text:p>Add method test / adding same number to AgeTree</text:p>
          </table:table-cell>
          <table:table-cell office:value-type="string" calcext:value-type="string">
            <text:p>number of AgeData 854 must be increased by 1</text:p>
          </table:table-cell>
          <table:table-cell office:value-type="string" calcext:value-type="string">
            <text:p><text:span text:style-name="T1">number of AgeData 854 increased</text:span></text:p>
            <text:p><text:span text:style-name="T1">printing</text:span></text:p>
          </table:table-cell>
          <table:table-cell office:value-type="string" calcext:value-type="string">
            <text:p><text:span text:style-name="T3">10 - 1</text:span></text:p>
            <text:p><text:span text:style-name="T4">  5 - 1</text:span></text:p>
            <text:p><text:span text:style-name="T5">    null</text:span></text:p>
            <text:p><text:span text:style-name="T6">    null</text:span></text:p>
            <text:p><text:span text:style-name="T5">  20 - 1</text:span></text:p>
            <text:p><text:span text:style-name="T7">    15 - 1</text:span></text:p>
            <text:p><text:span text:style-name="T3">      null</text:span></text:p>
            <text:p><text:span text:style-name="T4">      null</text:span></text:p>
            <text:p><text:span text:style-name="T5">    65 - 1</text:span></text:p>
            <text:p><text:span text:style-name="T6">      45 - 1</text:span></text:p>
            <text:p><text:span text:style-name="T5">        null</text:span></text:p>
            <text:p><text:span text:style-name="T7">        null</text:span></text:p>
            <text:p><text:span text:style-name="T3">      854 - 1</text:span></text:p>
            <text:p><text:span text:style-name="T4">        754 - 1</text:span></text:p>
            <text:p><text:span text:style-name="T5">          null</text:span></text:p>
            <text:p><text:span text:style-name="T6">          null</text:span></text:p>
            <text:p><text:span text:style-name="T5">        null</text:span></text:p>
            <text:p><text:span text:style-name="T2"/></text:p>
            <text:p><text:span text:style-name="T7">10 - 1</text:span></text:p>
            <text:p><text:span text:style-name="T3">  5 - 1</text:span></text:p>
            <text:p><text:span text:style-name="T4">    null</text:span></text:p>
            <text:p><text:span text:style-name="T5">    null</text:span></text:p>
            <text:p><text:span text:style-name="T6">  20 - 1</text:span></text:p>
            <text:p><text:span text:style-name="T5">    15 - 1</text:span></text:p>
            <text:p><text:span text:style-name="T7">      null</text:span></text:p>
            <text:p><text:span text:style-name="T3">      null</text:span></text:p>
            <text:p><text:span text:style-name="T4">    65 - 1</text:span></text:p>
            <text:p><text:span text:style-name="T5">      45 - 1</text:span></text:p>
            <text:p><text:span text:style-name="T6">        null</text:span></text:p>
            <text:p><text:span text:style-name="T5">        null</text:span></text:p>
            <text:p><text:span text:style-name="T7">      854 - 2</text:span></text:p>
            <text:p><text:span text:style-name="T3">        754 - 1</text:span></text:p>
            <text:p><text:span text:style-name="T4">          null</text:span></text:p>
            <text:p><text:span text:style-name="T5">          null</text:span></text:p>
            <text:p><text:span text:style-name="T6">        null</text:span>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est3</text:p>
          </table:table-cell>
          <table:table-cell office:value-type="string" calcext:value-type="string">
            <text:p>Find Method / find AgeData that will not be found</text:p>
          </table:table-cell>
          <table:table-cell office:value-type="string" calcext:value-type="string">
            <text:p>AgeData 47 will not be found</text:p>
          </table:table-cell>
          <table:table-cell office:value-type="string" calcext:value-type="string">
            <text:p>Because AgeData 47 is not </text:p>
            <text:p>at our list, It must return 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4</text:p>
          </table:table-cell>
          <table:table-cell table:style-name="ce3" office:value-type="string" calcext:value-type="string">
            <text:p>Find Method / find AgeData that will be found</text:p>
          </table:table-cell>
          <table:table-cell office:value-type="string" calcext:value-type="string">
            <text:p>AgeData 854 will be found</text:p>
          </table:table-cell>
          <table:table-cell office:value-type="string" calcext:value-type="string">
            <text:p>Because AgeData 854 is  </text:p>
            <text:p>at our list, It must return 854</text:p>
          </table:table-cell>
          <table:table-cell office:value-type="string" calcext:value-type="string">
            <text:p>854 - 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5</text:p>
          </table:table-cell>
          <table:table-cell office:value-type="string" calcext:value-type="string">
            <text:p>Remove method / remove AgeData that will not be found</text:p>
          </table:table-cell>
          <table:table-cell office:value-type="string" calcext:value-type="string">
            <text:p>AgeData 47 will not be found and return false</text:p>
          </table:table-cell>
          <table:table-cell office:value-type="string" calcext:value-type="string">
            <text:p>Because AgeData 47 is not </text:p>
            <text:p>at our list, It must return 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6</text:p>
          </table:table-cell>
          <table:table-cell table:style-name="ce8" office:value-type="string" calcext:value-type="string">
            <text:p>Remove method / remove AgeData that will be </text:p>
            <text:p>found and node that has no child</text:p>
          </table:table-cell>
          <table:table-cell office:value-type="string" calcext:value-type="string">
            <text:p>AgeData 5 will not be found</text:p>
          </table:table-cell>
          <table:table-cell office:value-type="string" calcext:value-type="string">
            <text:p>Because AgeData 5 is  at our list, </text:p>
            <text:p>it will delete 5 and it will return 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7</text:p>
          </table:table-cell>
          <table:table-cell table:style-name="ce3" office:value-type="string" calcext:value-type="string">
            <text:p>Remove method / remove AgeData that will be found </text:p>
            <text:p>and node that has child</text:p>
          </table:table-cell>
          <table:table-cell office:value-type="string" calcext:value-type="string">
            <text:p>AgeData 20 will be found</text:p>
          </table:table-cell>
          <table:table-cell office:value-type="string" calcext:value-type="string">
            <text:p>Because AgeData 20 is  at our list, </text:p>
            <text:p>it will delete 20 and it will return 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est8</text:p>
          </table:table-cell>
          <table:table-cell table:style-name="ce3" office:value-type="string" calcext:value-type="string">
            <text:p>Remove method / remove AgeData that will be found</text:p>
            <text:p>and node that has more than one people</text:p>
          </table:table-cell>
          <table:table-cell office:value-type="string" calcext:value-type="string">
            <text:p>AgeData 854 will be found</text:p>
          </table:table-cell>
          <table:table-cell office:value-type="string" calcext:value-type="string">
            <text:p>Because AgeData 854 is  at our list, </text:p>
            <text:p>it will delete 854 and it will return</text:p>
            <text:p>false because only number of</text:p>
            <text:p>people will be decreas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9</text:p>
          </table:table-cell>
          <table:table-cell table:style-name="ce3" office:value-type="string" calcext:value-type="string">
            <text:p>olderThan method</text:p>
          </table:table-cell>
          <table:table-cell table:style-name="ce10" office:value-type="string" calcext:value-type="string">
            <text:p>Finding number of people older than AgeData 60 </text:p>
          </table:table-cell>
          <table:table-cell office:value-type="string" calcext:value-type="string">
            <text:p>Because number of people over </text:p>
            <text:p>AgeData 60 is 3, it has to print 3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10</text:p>
          </table:table-cell>
          <table:table-cell table:style-name="ce3" office:value-type="string" calcext:value-type="string">
            <text:p>youngerThan method</text:p>
          </table:table-cell>
          <table:table-cell table:style-name="ce10" office:value-type="string" calcext:value-type="string">
            <text:p>Finding number of people younger than AgeData 60 </text:p>
          </table:table-cell>
          <table:table-cell table:style-name="Default" office:value-type="string" calcext:value-type="string">
            <text:p><text:span text:style-name="T2">Because number of people below </text:span></text:p>
            <text:p><text:span text:style-name="T2">AgeData 60 is 5, it has to print 5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test11</text:p>
          </table:table-cell>
          <table:table-cell table:style-name="ce3" office:value-type="string" calcext:value-type="string">
            <text:p>toString method</text:p>
          </table:table-cell>
          <table:table-cell table:style-name="ce10" office:value-type="string" calcext:value-type="string">
            <text:p>Printing Tree</text:p>
          </table:table-cell>
          <table:table-cell table:style-name="ce12" office:value-type="string" calcext:value-type="string">
            <text:p>Printing Tree</text:p>
          </table:table-cell>
          <table:table-cell office:value-type="string" calcext:value-type="string">
            <text:p>10 - 1</text:p>
            <text:p>  5 - 1</text:p>
            <text:p>    null</text:p>
            <text:p>    null</text:p>
            <text:p>  20 - 1</text:p>
            <text:p>    15 - 1</text:p>
            <text:p>      null</text:p>
            <text:p>      null</text:p>
            <text:p>    65 - 1</text:p>
            <text:p>      45 - 1</text:p>
            <text:p>        null</text:p>
            <text:p>        null</text:p>
            <text:p>      854 - 1</text:p>
            <text:p>        754 - 1</text:p>
            <text:p>          null</text:p>
            <text:p>          null</text:p>
            <text:p>        null</text:p>
            <text:p/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4">
          <table:table-cell table:number-columns-repeated="2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22:52:52.72830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3:34:29.170062244</meta:creation-date>
    <dc:date>2020-05-01T23:25:20.107944987</dc:date>
    <meta:editing-duration>PT17M13S</meta:editing-duration>
    <meta:editing-cycles>3</meta:editing-cycles>
    <meta:generator>LibreOffice/6.0.7.3$Linux_X86_64 LibreOffice_project/00m0$Build-3</meta:generator>
    <meta:document-statistic meta:table-count="1" meta:cell-count="72" meta:object-count="0"/>
  </office:meta>
</office:document-meta>
</file>